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A1" style:family="table-cell">
      <style:table-cell-properties style:writing-mode="page"/>
    </style:style>
    <style:style style:name="Table1.D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1e12e" officeooo:paragraph-rsid="0001e12e"/>
    </style:style>
    <style:style style:name="P2" style:family="paragraph" style:parent-style-name="Standard">
      <style:text-properties fo:font-weight="bold" officeooo:rsid="0001e12e" officeooo:paragraph-rsid="0001e12e" style:font-weight-asian="bold" style:font-weight-complex="bold"/>
    </style:style>
    <style:style style:name="P3" style:family="paragraph" style:parent-style-name="Standard">
      <style:text-properties officeooo:rsid="0002fbb4" officeooo:paragraph-rsid="0002fbb4"/>
    </style:style>
    <style:style style:name="P4" style:family="paragraph" style:parent-style-name="Standard">
      <style:text-properties officeooo:rsid="0002fbb4" officeooo:paragraph-rsid="0008d913"/>
    </style:style>
    <style:style style:name="P5" style:family="paragraph" style:parent-style-name="Standard">
      <style:text-properties officeooo:rsid="000431fa" officeooo:paragraph-rsid="000431fa"/>
    </style:style>
    <style:style style:name="P6" style:family="paragraph" style:parent-style-name="Standard">
      <style:text-properties officeooo:rsid="000431fa" officeooo:paragraph-rsid="0014cdd1"/>
    </style:style>
    <style:style style:name="P7" style:family="paragraph" style:parent-style-name="Standard">
      <style:text-properties officeooo:rsid="0008d913" officeooo:paragraph-rsid="0008d913"/>
    </style:style>
    <style:style style:name="P8" style:family="paragraph" style:parent-style-name="Standard">
      <style:text-properties officeooo:rsid="000ab20f" officeooo:paragraph-rsid="000ab20f"/>
    </style:style>
    <style:style style:name="P9" style:family="paragraph" style:parent-style-name="Standard">
      <style:text-properties officeooo:rsid="000ab20f" officeooo:paragraph-rsid="0014cdd1"/>
    </style:style>
    <style:style style:name="P10" style:family="paragraph" style:parent-style-name="Standard">
      <style:text-properties officeooo:rsid="000d00eb" officeooo:paragraph-rsid="000d00eb"/>
    </style:style>
    <style:style style:name="P11" style:family="paragraph" style:parent-style-name="Standard">
      <style:text-properties officeooo:rsid="000d00eb" officeooo:paragraph-rsid="000f696a"/>
    </style:style>
    <style:style style:name="P12" style:family="paragraph" style:parent-style-name="Standard">
      <style:text-properties officeooo:rsid="000d00eb" officeooo:paragraph-rsid="000fd429"/>
    </style:style>
    <style:style style:name="P13" style:family="paragraph" style:parent-style-name="Standard">
      <style:text-properties officeooo:rsid="000f696a" officeooo:paragraph-rsid="000f696a"/>
    </style:style>
    <style:style style:name="P14" style:family="paragraph" style:parent-style-name="Standard">
      <style:text-properties officeooo:rsid="0012d401" officeooo:paragraph-rsid="0012d401"/>
    </style:style>
    <style:style style:name="P15" style:family="paragraph" style:parent-style-name="Standard">
      <style:text-properties officeooo:rsid="0013ba59" officeooo:paragraph-rsid="0017055a"/>
    </style:style>
    <style:style style:name="P16" style:family="paragraph" style:parent-style-name="Standard">
      <style:text-properties officeooo:rsid="00166a54" officeooo:paragraph-rsid="0017055a"/>
    </style:style>
    <style:style style:name="P17" style:family="paragraph" style:parent-style-name="Standard">
      <style:text-properties officeooo:rsid="0018b7f6" officeooo:paragraph-rsid="0018b7f6"/>
    </style:style>
    <style:style style:name="P18" style:family="paragraph" style:parent-style-name="Standard">
      <style:text-properties officeooo:rsid="001b95ae" officeooo:paragraph-rsid="001b95ae"/>
    </style:style>
    <style:style style:name="P19" style:family="paragraph" style:parent-style-name="Standard">
      <style:text-properties officeooo:rsid="001cf691" officeooo:paragraph-rsid="001cf691"/>
    </style:style>
    <style:style style:name="P20" style:family="paragraph" style:parent-style-name="Standard">
      <style:text-properties officeooo:rsid="001e2482" officeooo:paragraph-rsid="001e2482"/>
    </style:style>
    <style:style style:name="P21" style:family="paragraph" style:parent-style-name="Standard">
      <style:text-properties officeooo:rsid="001fc7b5" officeooo:paragraph-rsid="001fc7b5"/>
    </style:style>
    <style:style style:name="P22" style:family="paragraph" style:parent-style-name="Standard">
      <style:text-properties officeooo:rsid="00214a26" officeooo:paragraph-rsid="00214a26"/>
    </style:style>
    <style:style style:name="P23" style:family="paragraph" style:parent-style-name="Table_20_Contents">
      <style:text-properties officeooo:rsid="0001e12e" officeooo:paragraph-rsid="0001e12e"/>
    </style:style>
    <style:style style:name="T1" style:family="text">
      <style:text-properties officeooo:rsid="0002fbb4"/>
    </style:style>
    <style:style style:name="T2" style:family="text">
      <style:text-properties officeooo:rsid="0005c284"/>
    </style:style>
    <style:style style:name="T3" style:family="text">
      <style:text-properties officeooo:rsid="0005fbb4"/>
    </style:style>
    <style:style style:name="T4" style:family="text">
      <style:text-properties officeooo:rsid="0008d913"/>
    </style:style>
    <style:style style:name="T5" style:family="text">
      <style:text-properties officeooo:rsid="000d7c12"/>
    </style:style>
    <style:style style:name="T6" style:family="text">
      <style:text-properties officeooo:rsid="000e5d58"/>
    </style:style>
    <style:style style:name="T7" style:family="text">
      <style:text-properties officeooo:rsid="000f696a"/>
    </style:style>
    <style:style style:name="T8" style:family="text">
      <style:text-properties officeooo:rsid="000fd429"/>
    </style:style>
    <style:style style:name="T9" style:family="text">
      <style:text-properties officeooo:rsid="0012d401"/>
    </style:style>
    <style:style style:name="T10" style:family="text">
      <style:text-properties officeooo:rsid="0014cdd1"/>
    </style:style>
    <style:style style:name="T11" style:family="text">
      <style:text-properties officeooo:rsid="0016c385"/>
    </style:style>
    <style:style style:name="T12" style:family="text">
      <style:text-properties officeooo:rsid="0017055a"/>
    </style:style>
    <style:style style:name="T13" style:family="text">
      <style:text-properties officeooo:rsid="001b95ae"/>
    </style:style>
    <style:style style:name="T14" style:family="text">
      <style:text-properties officeooo:rsid="001cf691"/>
    </style:style>
    <style:style style:name="T15" style:family="text">
      <style:text-properties officeooo:rsid="001fc7b5"/>
    </style:style>
    <style:style style:name="T16" style:family="text">
      <style:text-properties officeooo:rsid="0021d517"/>
    </style:style>
    <style:style style:name="T17" style:family="text">
      <style:text-properties officeooo:rsid="00232b40"/>
    </style:style>
    <style:style style:name="T18" style:family="text">
      <style:text-properties officeooo:rsid="00247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ONE</text:p>
      <text:p text:style-name="P1">As part of your research exercise, you want to establish what proportion of <text:span text:style-name="T9">ALL </text:span>traders at Karatina <text:span text:style-name="T1">main town </text:span>market have a bank account,. You select 15 traders at random and ask them whether they have an account. The table below is for the data collected.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Line94115787747744">
          <table:table-cell table:style-name="Table1.A1" office:value-type="string">
            <text:p text:style-name="P23">TraderID</text:p>
          </table:table-cell>
          <table:table-cell table:style-name="Table1.A1" office:value-type="string">
            <text:p text:style-name="P23">Age</text:p>
          </table:table-cell>
          <table:table-cell table:style-name="Table1.A1" office:value-type="string">
            <text:p text:style-name="P23">Sex</text:p>
          </table:table-cell>
          <table:table-cell table:style-name="Table1.D1" office:value-type="string">
            <text:p text:style-name="P23">Has_account</text:p>
          </table:table-cell>
          <table:table-cell table:style-name="Table1.A1" office:value-type="string">
            <text:p text:style-name="P23">Account_balance</text:p>
          </table:table-cell>
        </table:table-row>
        <table:table-row table:style-name="TableLine94115787747744"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35</text:p>
          </table:table-cell>
          <table:table-cell table:style-name="Table1.A1" office:value-type="string">
            <text:p text:style-name="P23">M</text:p>
          </table:table-cell>
          <table:table-cell table:style-name="Table1.D1" office:value-type="string">
            <text:p text:style-name="P23">Yes</text:p>
          </table:table-cell>
          <table:table-cell table:style-name="Table1.A1" office:value-type="string">
            <text:p text:style-name="P23">4000</text:p>
          </table:table-cell>
        </table:table-row>
        <table:table-row table:style-name="TableLine94115787747744"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40</text:p>
          </table:table-cell>
          <table:table-cell table:style-name="Table1.A1" office:value-type="string">
            <text:p text:style-name="P23">F</text:p>
          </table:table-cell>
          <table:table-cell table:style-name="Table1.D1" office:value-type="string">
            <text:p text:style-name="P23">Yes</text:p>
          </table:table-cell>
          <table:table-cell table:style-name="Table1.A1" office:value-type="string">
            <text:p text:style-name="P23">500</text:p>
          </table:table-cell>
        </table:table-row>
        <table:table-row table:style-name="TableLine94115787747744"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65</text:p>
          </table:table-cell>
          <table:table-cell table:style-name="Table1.A1" office:value-type="string">
            <text:p text:style-name="P23">F</text:p>
          </table:table-cell>
          <table:table-cell table:style-name="Table1.D1" office:value-type="string">
            <text:p text:style-name="P23">No</text:p>
          </table:table-cell>
          <table:table-cell table:style-name="Table1.A1" office:value-type="string">
            <text:p text:style-name="P23">NIL</text:p>
          </table:table-cell>
        </table:table-row>
        <table:table-row table:style-name="TableLine94115787747744"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29</text:p>
          </table:table-cell>
          <table:table-cell table:style-name="Table1.A1" office:value-type="string">
            <text:p text:style-name="P23">F</text:p>
          </table:table-cell>
          <table:table-cell table:style-name="Table1.D1" office:value-type="string">
            <text:p text:style-name="P23">Yes</text:p>
          </table:table-cell>
          <table:table-cell table:style-name="Table1.A1" office:value-type="string">
            <text:p text:style-name="P23">200</text:p>
          </table:table-cell>
        </table:table-row>
        <table:table-row table:style-name="TableLine94115787747744"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33</text:p>
          </table:table-cell>
          <table:table-cell table:style-name="Table1.A1" office:value-type="string">
            <text:p text:style-name="P23">M</text:p>
          </table:table-cell>
          <table:table-cell table:style-name="Table1.D1" office:value-type="string">
            <text:p text:style-name="P23">Yes</text:p>
          </table:table-cell>
          <table:table-cell table:style-name="Table1.A1" office:value-type="string">
            <text:p text:style-name="P23">2000</text:p>
          </table:table-cell>
        </table:table-row>
        <table:table-row table:style-name="TableLine94115787747744"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23">F</text:p>
          </table:table-cell>
          <table:table-cell table:style-name="Table1.D1" office:value-type="string">
            <text:p text:style-name="P23">Yes</text:p>
          </table:table-cell>
          <table:table-cell table:style-name="Table1.A1" office:value-type="string">
            <text:p text:style-name="P23">4000</text:p>
          </table:table-cell>
        </table:table-row>
        <table:table-row table:style-name="TableLine94115787747744"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45</text:p>
          </table:table-cell>
          <table:table-cell table:style-name="Table1.A1" office:value-type="string">
            <text:p text:style-name="P23">M</text:p>
          </table:table-cell>
          <table:table-cell table:style-name="Table1.D1" office:value-type="string">
            <text:p text:style-name="P23">Yes</text:p>
          </table:table-cell>
          <table:table-cell table:style-name="Table1.A1" office:value-type="string">
            <text:p text:style-name="P23">5000</text:p>
          </table:table-cell>
        </table:table-row>
        <table:table-row table:style-name="TableLine94115787747744"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72</text:p>
          </table:table-cell>
          <table:table-cell table:style-name="Table1.A1" office:value-type="string">
            <text:p text:style-name="P23">M</text:p>
          </table:table-cell>
          <table:table-cell table:style-name="Table1.D1" office:value-type="string">
            <text:p text:style-name="P23">No</text:p>
          </table:table-cell>
          <table:table-cell table:style-name="Table1.A1" office:value-type="string">
            <text:p text:style-name="P23">NIL</text:p>
          </table:table-cell>
        </table:table-row>
        <table:table-row table:style-name="TableLine94115787747744"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26</text:p>
          </table:table-cell>
          <table:table-cell table:style-name="Table1.A1" office:value-type="string">
            <text:p text:style-name="P23">F</text:p>
          </table:table-cell>
          <table:table-cell table:style-name="Table1.D1" office:value-type="string">
            <text:p text:style-name="P23">Yes</text:p>
          </table:table-cell>
          <table:table-cell table:style-name="Table1.A1" office:value-type="string">
            <text:p text:style-name="P23">2500</text:p>
          </table:table-cell>
        </table:table-row>
        <table:table-row table:style-name="TableLine94115787747744"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54</text:p>
          </table:table-cell>
          <table:table-cell table:style-name="Table1.A1" office:value-type="string">
            <text:p text:style-name="P23">F</text:p>
          </table:table-cell>
          <table:table-cell table:style-name="Table1.D1" office:value-type="string">
            <text:p text:style-name="P23">No</text:p>
          </table:table-cell>
          <table:table-cell table:style-name="Table1.A1" office:value-type="string">
            <text:p text:style-name="P23">NIL</text:p>
          </table:table-cell>
        </table:table-row>
      </table:table>
      <text:p text:style-name="P1"/>
      <text:p text:style-name="P15"><text:span text:style-name="T11">I</text:span>) What category of statistics are you running in this case?</text:p>
      <text:p text:style-name="P15"><text:tab/>a) Descriptive.</text:p>
      <text:p text:style-name="P15"><text:tab/>b) Inferential.</text:p>
      <text:p text:style-name="P16"><text:tab/>c) Categorical.</text:p>
      <text:p text:style-name="P16"><text:tab/>d) Discrete.</text:p>
      <text:p text:style-name="P3"/>
      <text:p text:style-name="P3">I<text:span text:style-name="T12">I</text:span>) <text:tab/>What is the population of interest in this case?</text:p>
      <text:p text:style-name="P3"><text:tab/>a)<text:tab/>Traders at all markets in Kenya.</text:p>
      <text:p text:style-name="P3"><text:tab/>b) <text:tab/>Traders at Karatina Market.</text:p>
      <text:p text:style-name="P3"><text:tab/>c) <text:tab/>Traders in Nyeri county.</text:p>
      <text:p text:style-name="P3"><text:tab/>d)<text:tab/>Traders in Mathira sub-county, Nyeri county.</text:p>
      <text:p text:style-name="P3"/>
      <text:p text:style-name="P3">II<text:span text:style-name="T12">I</text:span>)<text:tab/>What type of variable is Age in this case?</text:p>
      <text:p text:style-name="P3"><text:tab/>a) <text:tab/>Categorical (Quantitative) and nominal. </text:p>
      <text:p text:style-name="P3"><text:tab/>b) <text:tab/>Categorical (Quantitative) and ordinal. </text:p>
      <text:p text:style-name="P3"><text:tab/>c) <text:tab/>Quantitative and discrete.</text:p>
      <text:p text:style-name="P3"><text:tab/>d) <text:tab/>Quantitative and continuous.</text:p>
      <text:p text:style-name="P3"/>
      <text:p text:style-name="P7">I<text:span text:style-name="T12">V</text:span>) <text:tab/>What type of variable is Sex in this case.</text:p>
      <text:p text:style-name="P4"><text:tab/>a) <text:tab/>Categorical (Quantitative) and nominal. </text:p>
      <text:p text:style-name="P4"><text:tab/>b) <text:tab/>Categorical (Quantitative) and ordinal. </text:p>
      <text:p text:style-name="P4"><text:tab/>c) <text:tab/>Quantitative and discrete.</text:p>
      <text:p text:style-name="P4"><text:tab/>d) <text:tab/>Quantitative and continuous.</text:p>
      <text:p text:style-name="P3"/>
      <text:p text:style-name="P5"><text:span text:style-name="T4">V</text:span>) <text:tab/><text:span text:style-name="T2">Manually </text:span><text:span text:style-name="T3">compute </text:span><text:span text:style-name="T2">the mean age of the traders.</text:span></text:p>
      <text:p text:style-name="P8"><text:tab/>a) <text:tab/>21.75 years.</text:p>
      <text:p text:style-name="P8"><text:tab/>b) <text:tab/>72 years.</text:p>
      <text:p text:style-name="P8"><text:tab/>c) <text:tab/>41.8 years.</text:p>
      <text:p text:style-name="P8"><text:tab/>d) <text:tab/>37.5 years.</text:p>
      <text:p text:style-name="P8"/>
      <text:p text:style-name="P6"><text:span text:style-name="T4">V</text:span><text:span text:style-name="T12">I</text:span>) <text:tab/><text:span text:style-name="T2">Manually </text:span><text:span text:style-name="T3">compute </text:span><text:span text:style-name="T2">the me</text:span><text:span text:style-name="T10">di</text:span><text:span text:style-name="T2">an age of the traders.</text:span></text:p>
      <text:p text:style-name="P9"><text:tab/>a) <text:tab/>21.75 years.</text:p>
      <text:p text:style-name="P9"><text:tab/>b) <text:tab/>72 years.</text:p>
      <text:p text:style-name="P9"><text:tab/>c) <text:tab/>41.8 years.</text:p>
      <text:p text:style-name="P9"><text:tab/>d) <text:tab/>37.5 years.</text:p>
      <text:p text:style-name="P8"><text:soft-page-break/></text:p>
      <text:p text:style-name="P10">V<text:span text:style-name="T11">I</text:span><text:span text:style-name="T12">I</text:span>)<text:tab/><text:span text:style-name="T5">Which is a more robust measure of center in this case? Mean or median?</text:span></text:p>
      <text:p text:style-name="P10"><text:tab/><text:span text:style-name="T6">a)<text:tab/></text:span><text:span text:style-name="T7">Mean, because it is NOT affected by extreme values.</text:span></text:p>
      <text:p text:style-name="P11"><text:tab/><text:span text:style-name="T7">b) <text:tab/>Median, because it is NOT affected by extreme values.</text:span></text:p>
      <text:p text:style-name="P13"><text:tab/>c) <text:tab/>Me<text:span text:style-name="T8">di</text:span>an, because it is affected by extreme values.</text:p>
      <text:p text:style-name="P12"><text:span text:style-name="T8"><text:tab/>d)<text:tab/></text:span><text:span text:style-name="T7">Mean, because it is affected by extreme values.</text:span></text:p>
      <text:p text:style-name="P12"/>
      <text:p text:style-name="P14">VI<text:span text:style-name="T11">I</text:span><text:span text:style-name="T12">I</text:span>)<text:tab/>How would you select the sample of traders to include in your sample so that your results can reliably be of use in determining what percent of ALL traders have a bank account?</text:p>
      <text:p text:style-name="P14"><text:tab/>a)<text:tab/>Talk to the area MCA to give you a list of traders who are his/her friends.</text:p>
      <text:p text:style-name="P14"><text:tab/>b) <text:tab/>Enter the market and interview the first 10 traders nearest to the gate.</text:p>
      <text:p text:style-name="P14"><text:tab/>c) <text:tab/>Enter the market and interview the first 10 traders who talk to you as you pass by.</text:p>
      <text:p text:style-name="P14"><text:tab/>d) <text:tab/>Get a list of registered traders at the county office and randomly pick 10 traders.</text:p>
      <text:p text:style-name="P14"/>
      <text:p text:style-name="P17">IX) <text:tab/><text:span text:style-name="T13">The account balance variable has missing values. How would you deal with this case if you desired to summarize the variable using the mean.</text:span></text:p>
      <text:p text:style-name="P18"><text:tab/>a)<text:tab/>Ignore the missing values, compute a summary that shows the mean account balance <text:tab/>of <text:span text:style-name="T14">only the </text:span>traders who have an account. </text:p>
      <text:p text:style-name="P18"><text:tab/>b)<text:tab/>Ignore the missing values, compute a summary that shows the mean account balance <text:tab/>of <text:span text:style-name="T14">the 10 </text:span>traders. </text:p>
      <text:p text:style-name="P18"><text:tab/>c)<text:tab/><text:span text:style-name="T14">Randomly guess the account balance of the traders with missing data and then <text:tab/>compute the mean.</text:span></text:p>
      <text:p text:style-name="P19"><text:tab/>d) Interpolate the missing values and compute the mean.</text:p>
      <text:p text:style-name="P19"/>
      <text:p text:style-name="P20">X)<text:tab/><text:span text:style-name="T15">What is the mode for the Sex variable.</text:span></text:p>
      <text:p text:style-name="P21"><text:tab/>a) <text:tab/>Male.</text:p>
      <text:p text:style-name="P21"><text:tab/>b) <text:tab/>Female.</text:p>
      <text:p text:style-name="P21"><text:tab/>c) <text:tab/>Both.</text:p>
      <text:p text:style-name="P21"/>
      <text:p text:style-name="P21"/>
      <text:p text:style-name="P22">SECTION B:</text:p>
      <text:p text:style-name="P22">I)<text:tab/>For each variable above, create a corresponding vector in R using the c function. <text:span text:style-name="T18">(6 marks)</text:span></text:p>
      <text:p text:style-name="P22"/>
      <text:p text:style-name="P22">II)<text:tab/>Join the vectors using the data.frame() function in R. <text:span text:style-name="T18">(3 marks)</text:span></text:p>
      <text:p text:style-name="P22"/>
      <text:p text:style-name="P22">III)<text:tab/>Compute the mean, median, standard deviation, variance, first quartile, third quartile, the <text:tab/>inter-qua<text:span text:style-name="T16">r</text:span>tile range <text:span text:style-name="T17">for age and account balance. For account balance you need to research <text:tab/>how to deal with missing values while computing these figures </text:span><text:span text:style-name="T18">(10 marks)</text:span><text:span text:style-name="T17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11:40:19.227362133</meta:creation-date>
    <dc:date>2021-04-07T12:30:53.473755299</dc:date>
    <meta:editing-duration>PT50M18S</meta:editing-duration>
    <meta:editing-cycles>35</meta:editing-cycles>
    <meta:generator>LibreOffice/7.1.2.2$Linux_X86_64 LibreOffice_project/10$Build-2</meta:generator>
    <meta:document-statistic meta:table-count="1" meta:image-count="0" meta:object-count="0" meta:page-count="2" meta:paragraph-count="110" meta:word-count="582" meta:character-count="3207" meta:non-whitespace-character-count="2652"/>
  </office:meta>
</office:document-meta>
</file>